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shapes>
          <draw:frame draw:z-index="0" draw:style-name="gr1" draw:text-style-name="P1" svg:width="159.98mm" svg:height="90.05mm" svg:x="156.11mm" svg:y="14.56mm">
            <draw:object draw:notify-on-update-of-ranges="Hoja1.B3:Hoja1.B16 Hoja1.C3:Hoja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5mm" svg:x="179.81mm" svg:y="134.09mm">
            <draw:object draw:notify-on-update-of-ranges="Hoja1.B29:Hoja1.B38 Hoja1.C29:Hoja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8mm" svg:height="90.05mm" svg:x="157.23mm" svg:y="268.96mm">
            <draw:object draw:notify-on-update-of-ranges="Hoja1.B42:Hoja1.B48 Hoja1.C42:Hoja1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Ln(TEF)</text:p>
          </table:table-cell>
          <table:table-cell table:style-name="ce1" office:value-type="string" calcext:value-type="string">
            <text:p>Ln(ln(1/(1-RM)))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-2.9991" calcext:value-type="float">
            <text:p>-2,9991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0.693" calcext:value-type="float">
            <text:p>0,693</text:p>
          </table:table-cell>
          <table:table-cell table:style-name="ce1" office:value-type="float" office:value="-2.0744" calcext:value-type="float">
            <text:p>-2,0744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1.386" calcext:value-type="float">
            <text:p>1,386</text:p>
          </table:table-cell>
          <table:table-cell table:style-name="ce1" office:value-type="float" office:value="-1.572" calcext:value-type="float">
            <text:p>-1,572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1.792" calcext:value-type="float">
            <text:p>1,792</text:p>
          </table:table-cell>
          <table:table-cell table:style-name="ce1" office:value-type="float" office:value="-1.2141" calcext:value-type="float">
            <text:p>-1,2141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1.946" calcext:value-type="float">
            <text:p>1,946</text:p>
          </table:table-cell>
          <table:table-cell table:style-name="ce1" office:value-type="float" office:value="-0.9286" calcext:value-type="float">
            <text:p>-0,9286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1.946" calcext:value-type="float">
            <text:p>1,946</text:p>
          </table:table-cell>
          <table:table-cell table:style-name="ce1" office:value-type="float" office:value="-0.6854" calcext:value-type="float">
            <text:p>-0,6854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2.079" calcext:value-type="float">
            <text:p>2,079</text:p>
          </table:table-cell>
          <table:table-cell table:style-name="ce1" office:value-type="float" office:value="-0.4684" calcext:value-type="float">
            <text:p>-0,4684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2.079" calcext:value-type="float">
            <text:p>2,079</text:p>
          </table:table-cell>
          <table:table-cell table:style-name="ce1" office:value-type="float" office:value="-0.2677" calcext:value-type="float">
            <text:p>-0,2677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2.303" calcext:value-type="float">
            <text:p>2,303</text:p>
          </table:table-cell>
          <table:table-cell table:style-name="ce1" office:value-type="float" office:value="-0.0761" calcext:value-type="float">
            <text:p>-0,0761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2.565" calcext:value-type="float">
            <text:p>2,565</text:p>
          </table:table-cell>
          <table:table-cell table:style-name="ce1" office:value-type="float" office:value="0.113" calcext:value-type="float">
            <text:p>0,113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2.639" calcext:value-type="float">
            <text:p>2,639</text:p>
          </table:table-cell>
          <table:table-cell table:style-name="ce1" office:value-type="float" office:value="0.3067" calcext:value-type="float">
            <text:p>0,3067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3.091" calcext:value-type="float">
            <text:p>3,091</text:p>
          </table:table-cell>
          <table:table-cell table:style-name="ce1" office:value-type="float" office:value="0.5152" calcext:value-type="float">
            <text:p>0,5152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float" office:value="3.664" calcext:value-type="float">
            <text:p>3,664</text:p>
          </table:table-cell>
          <table:table-cell table:style-name="ce1" office:value-type="float" office:value="0.7592" calcext:value-type="float">
            <text:p>0,7592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2"/>
          <table:table-cell table:number-columns-repeated="4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β</text:p>
          </table:table-cell>
          <table:table-cell table:style-name="ce5" office:value-type="float" office:value="1.1113738" calcext:value-type="float">
            <text:p>1,1113738</text:p>
          </table:table-cell>
          <table:table-cell table:style-name="ce7" office:value-type="float" office:value="0.955438382929953" calcext:value-type="float">
            <text:p>0,955438382929953</text:p>
          </table:table-cell>
          <table:table-cell table:formula="of:=([.D19]-[.E19])/[.D19]" office:value-type="float" office:value="0.140308703579342" calcext:value-type="float">
            <text:p>0,140308703579342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b</text:p>
          </table:table-cell>
          <table:table-cell table:style-name="ce5" office:value-type="float" office:value="-2.8992923" calcext:value-type="float">
            <text:p>-2,8992923</text:p>
          </table:table-cell>
          <table:table-cell/>
          <table:table-cell table:formula="of:=([.D20]-[.E20])/[.D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θ</text:p>
          </table:table-cell>
          <table:table-cell table:style-name="ce5" table:formula="of:=EXP(-([.D20]/[.D19]))" office:value-type="float" office:value="13.5820125430608" calcext:value-type="float">
            <text:p>13,5820125430608</text:p>
          </table:table-cell>
          <table:table-cell table:style-name="ce7" office:value-type="float" office:value="13.1333711553143" calcext:value-type="float">
            <text:p>13,1333711553143</text:p>
          </table:table-cell>
          <table:table-cell table:formula="of:=([.D21]-[.E21])/[.D21]" office:value-type="float" office:value="0.0330320257269734" calcext:value-type="float">
            <text:p>0,03303202572697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4" table:number-rows-spanned="1">
            <text:p>ShapiroResult(statistic=0.923144519329071, pvalue=0.31304651498794556)</text:p>
          </table:table-cell>
          <table:covered-table-cell table:number-columns-repeated="3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Ln(TEF)</text:p>
          </table:table-cell>
          <table:table-cell office:value-type="string" calcext:value-type="string">
            <text:p>Ln(ln(1/(1-RM)))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931" calcext:value-type="float">
            <text:p>0,6931</text:p>
          </table:table-cell>
          <table:table-cell office:value-type="float" office:value="-2.663843085" calcext:value-type="float">
            <text:p>-2,6638430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0794" calcext:value-type="float">
            <text:p>2,0794</text:p>
          </table:table-cell>
          <table:table-cell office:value-type="float" office:value="-1.72326315" calcext:value-type="float">
            <text:p>-1,723263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3979" calcext:value-type="float">
            <text:p>2,3979</text:p>
          </table:table-cell>
          <table:table-cell office:value-type="float" office:value="-1.202023115" calcext:value-type="float">
            <text:p>-1,202023115</text:p>
          </table:table-cell>
          <table:table-cell/>
          <table:table-cell table:style-name="ce5" office:value-type="string" calcext:value-type="string">
            <text:p>β</text:p>
          </table:table-cell>
          <table:table-cell table:style-name="ce5" office:value-type="float" office:value="1.35078965" calcext:value-type="float">
            <text:p>1,35078965</text:p>
          </table:table-cell>
          <table:table-cell table:style-name="ce7" office:value-type="float" office:value="1.30316121331562" calcext:value-type="float">
            <text:p>1,30316121331562</text:p>
          </table:table-cell>
          <table:table-cell table:formula="of:=([.F31]-[.G31])/[.F31]" office:value-type="float" office:value="0.0352596991577326" calcext:value-type="float">
            <text:p>0,035259699157733</text:p>
          </table:table-cell>
        </table:table-row>
        <table:table-row table:style-name="ro1">
          <table:table-cell/>
          <table:table-cell office:value-type="float" office:value="2.6391" calcext:value-type="float">
            <text:p>2,6391</text:p>
          </table:table-cell>
          <table:table-cell office:value-type="float" office:value="-0.8216665151" calcext:value-type="float">
            <text:p>-0,821666515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float" office:value="-3.98118131" calcext:value-type="float">
            <text:p>-3,98118131</text:p>
          </table:table-cell>
          <table:table-cell/>
          <table:table-cell table:formula="of:=([.F32]-[.G32])/[.F3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6391" calcext:value-type="float">
            <text:p>2,6391</text:p>
          </table:table-cell>
          <table:table-cell office:value-type="float" office:value="-0.5085953937" calcext:value-type="float">
            <text:p>-0,5085953937</text:p>
          </table:table-cell>
          <table:table-cell/>
          <table:table-cell table:style-name="ce5" office:value-type="string" calcext:value-type="string">
            <text:p>θ</text:p>
          </table:table-cell>
          <table:table-cell table:style-name="ce5" table:formula="of:=EXP(-([.F32]/[.F31]))" office:value-type="float" office:value="19.0544227666596" calcext:value-type="float">
            <text:p>19,0544227666596</text:p>
          </table:table-cell>
          <table:table-cell table:style-name="ce7" office:value-type="float" office:value="20.0898613669566" calcext:value-type="float">
            <text:p>20,0898613669566</text:p>
          </table:table-cell>
          <table:table-cell table:formula="of:=([.F33]-[.G33])/[.F33]" office:value-type="float" office:value="-0.0543411161270498" calcext:value-type="float">
            <text:p>-0,05434111612705</text:p>
          </table:table-cell>
        </table:table-row>
        <table:table-row table:style-name="ro1">
          <table:table-cell/>
          <table:table-cell office:value-type="float" office:value="2.7081" calcext:value-type="float">
            <text:p>2,7081</text:p>
          </table:table-cell>
          <table:table-cell office:value-type="float" office:value="-0.2303654447" calcext:value-type="float">
            <text:p>-0,23036544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726" calcext:value-type="float">
            <text:p>2,7726</text:p>
          </table:table-cell>
          <table:table-cell office:value-type="float" office:value="0.03292496191" calcext:value-type="float">
            <text:p>0,032924961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444" calcext:value-type="float">
            <text:p>2,9444</text:p>
          </table:table-cell>
          <table:table-cell office:value-type="float" office:value="0.2990329319" calcext:value-type="float">
            <text:p>0,29903293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.0445" calcext:value-type="float">
            <text:p>3,0445</text:p>
          </table:table-cell>
          <table:table-cell office:value-type="float" office:value="0.5939772167" calcext:value-type="float">
            <text:p>0,5939772167</text:p>
          </table:table-cell>
          <table:table-cell table:style-name="ce6" office:value-type="string" calcext:value-type="string" table:number-columns-spanned="4" table:number-rows-spanned="1">
            <text:p>ShapiroResult(statistic=0.9501206874847412, pvalue=0.6913892030715942)</text:p>
          </table:table-cell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Ln(TEF)</text:p>
          </table:table-cell>
          <table:table-cell office:value-type="string" calcext:value-type="string">
            <text:p>Ln(ln(1/(1-RM)))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.3089" calcext:value-type="float">
            <text:p>-2,30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93" calcext:value-type="float">
            <text:p>0,693</text:p>
          </table:table-cell>
          <table:table-cell office:value-type="float" office:value="-1.3432" calcext:value-type="float">
            <text:p>-1,3432</text:p>
          </table:table-cell>
          <table:table-cell/>
          <table:table-cell table:style-name="ce5" office:value-type="string" calcext:value-type="string">
            <text:p>β</text:p>
          </table:table-cell>
          <table:table-cell table:style-name="ce5" office:value-type="float" office:value="0.71247367" calcext:value-type="float">
            <text:p>0,71247367</text:p>
          </table:table-cell>
          <table:table-cell table:style-name="ce7" office:value-type="float" office:value="0.866970622862605" calcext:value-type="float">
            <text:p>0,866970622862605</text:p>
          </table:table-cell>
          <table:table-cell table:formula="of:=([.F43]-[.G43])/[.F43]" office:value-type="float" office:value="-0.216845841984035" calcext:value-type="float">
            <text:p>-0,216845841984035</text:p>
          </table:table-cell>
        </table:table-row>
        <table:table-row table:style-name="ro1">
          <table:table-cell/>
          <table:table-cell office:value-type="float" office:value="1.099" calcext:value-type="float">
            <text:p>1,099</text:p>
          </table:table-cell>
          <table:table-cell office:value-type="float" office:value="-0.7898" calcext:value-type="float">
            <text:p>-0,7898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float" office:value="-1.95133953" calcext:value-type="float">
            <text:p>-1,951339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79" calcext:value-type="float">
            <text:p>2,079</text:p>
          </table:table-cell>
          <table:table-cell office:value-type="float" office:value="-0.3665" calcext:value-type="float">
            <text:p>-0,3665</text:p>
          </table:table-cell>
          <table:table-cell/>
          <table:table-cell table:style-name="ce5" office:value-type="string" calcext:value-type="string">
            <text:p>θ</text:p>
          </table:table-cell>
          <table:table-cell table:style-name="ce5" table:formula="of:=EXP(-([.F44]/[.F43]))" office:value-type="float" office:value="15.4687731897612" calcext:value-type="float">
            <text:p>15,4687731897612</text:p>
          </table:table-cell>
          <table:table-cell table:style-name="ce7" office:value-type="float" office:value="14.7761423634349" calcext:value-type="float">
            <text:p>14,7761423634349</text:p>
          </table:table-cell>
          <table:table-cell table:formula="of:=([.F45]-[.G45])/[.F45]" office:value-type="float" office:value="0.0447760671017366" calcext:value-type="float">
            <text:p>0,044776067101737</text:p>
          </table:table-cell>
        </table:table-row>
        <table:table-row table:style-name="ro1">
          <table:table-cell/>
          <table:table-cell office:value-type="float" office:value="3.045" calcext:value-type="float">
            <text:p>3,045</text:p>
          </table:table-cell>
          <table:table-cell office:value-type="float" office:value="0.0082" calcext:value-type="float">
            <text:p>0,00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26" calcext:value-type="float">
            <text:p>3,526</text:p>
          </table:table-cell>
          <table:table-cell office:value-type="float" office:value="0.3858" calcext:value-type="float">
            <text:p>0,38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738" calcext:value-type="float">
            <text:p>3,738</text:p>
          </table:table-cell>
          <table:table-cell office:value-type="float" office:value="0.8579" calcext:value-type="float">
            <text:p>0,8579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style-name="ce6" office:value-type="string" calcext:value-type="string" table:number-columns-spanned="4" table:number-rows-spanned="1">
            <text:p>ShapiroResult(statistic=0.8503733277320862, pvalue=0.12387081235647202)</text:p>
          </table:table-cell>
          <table:covered-table-cell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2:06:07.379732876</meta:creation-date>
    <dc:date>2020-10-30T01:57:43.152095828</dc:date>
    <meta:editing-duration>PT37M42S</meta:editing-duration>
    <meta:editing-cycles>1</meta:editing-cycles>
    <meta:document-statistic meta:table-count="1" meta:cell-count="99" meta:object-count="3"/>
    <meta:generator>LibreOffice/6.1.5.2$Linux_X86_64 LibreOffice_project/10$Build-2</meta:generator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otted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plot-area chart:style-name="ch2" table:cell-range-address="Hoja1.B3:Hoja1.C16" svg:x="1.33cm" svg:y="0.18cm" svg:width="14.35cm" svg:height="7.665cm">
          <chartooo:coordinate-region svg:x="2.163cm" svg:y="0.379cm" svg:width="13.424cm" svg:height="7.267cm"/>
          <chart:axis chart:dimension="x" chart:name="primary-x" chart:style-name="ch3">
            <chart:title svg:x="7.919cm" svg:y="8.025cm" chart:style-name="ch4">
              <text:p>ln(TEF)</text:p>
            </chart:title>
          </chart:axis>
          <chart:axis chart:dimension="y" chart:name="primary-y" chart:style-name="ch3">
            <chart:title svg:x="0.451cm" svg:y="5.154cm" chart:style-name="ch5">
              <text:p>ln[ln(1/(1-RM))]</text:p>
            </chart:title>
          </chart:axis>
          <chart:series chart:style-name="ch6" chart:values-cell-range-address="Hoja1.C3:Hoja1.C16" chart:class="chart:scatter">
            <chart:domain table:cell-range-address="Hoja1.B3:Hoja1.B16"/>
            <chart:regression-curve chart:style-name="ch7">
              <chart:equation chart:display-equation="true" chart:display-r-square="tru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3:Hoja1.B16</svg:desc>
                </draw:g>
              </table:table-cell>
              <table:table-cell office:value-type="float" office:value="-2.9991">
                <text:p>-2.9991</text:p>
                <draw:g>
                  <svg:desc>Hoja1.C3:Hoja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">
                <text:p>0.693</text:p>
              </table:table-cell>
              <table:table-cell office:value-type="float" office:value="-2.0744">
                <text:p>-2.0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6">
                <text:p>1.386</text:p>
              </table:table-cell>
              <table:table-cell office:value-type="float" office:value="-1.572">
                <text:p>-1.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2">
                <text:p>1.792</text:p>
              </table:table-cell>
              <table:table-cell office:value-type="float" office:value="-1.2141">
                <text:p>-1.2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6">
                <text:p>1.946</text:p>
              </table:table-cell>
              <table:table-cell office:value-type="float" office:value="-0.9286">
                <text:p>-0.9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6">
                <text:p>1.946</text:p>
              </table:table-cell>
              <table:table-cell office:value-type="float" office:value="-0.6854">
                <text:p>-0.6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9">
                <text:p>2.079</text:p>
              </table:table-cell>
              <table:table-cell office:value-type="float" office:value="-0.4684">
                <text:p>-0.4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79">
                <text:p>2.079</text:p>
              </table:table-cell>
              <table:table-cell office:value-type="float" office:value="-0.2677">
                <text:p>-0.2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03">
                <text:p>2.303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5">
                <text:p>2.56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39">
                <text:p>2.639</text:p>
              </table:table-cell>
              <table:table-cell office:value-type="float" office:value="0.3067">
                <text:p>0.3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1">
                <text:p>3.091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64">
                <text:p>3.664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otted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plot-area chart:style-name="ch2" table:cell-range-address="Hoja1.B29:Hoja1.C38" svg:x="1.33cm" svg:y="0.18cm" svg:width="14.35cm" svg:height="7.665cm">
          <chartooo:coordinate-region svg:x="2.163cm" svg:y="0.379cm" svg:width="13.277cm" svg:height="7.267cm"/>
          <chart:axis chart:dimension="x" chart:name="primary-x" chart:style-name="ch3">
            <chart:title svg:x="7.919cm" svg:y="8.025cm" chart:style-name="ch4">
              <text:p>ln(TEF)</text:p>
            </chart:title>
          </chart:axis>
          <chart:axis chart:dimension="y" chart:name="primary-y" chart:style-name="ch3">
            <chart:title svg:x="0.451cm" svg:y="5.154cm" chart:style-name="ch5">
              <text:p>ln[ln(1/(1-RM))]</text:p>
            </chart:title>
          </chart:axis>
          <chart:series chart:style-name="ch6" chart:values-cell-range-address="Hoja1.C29:Hoja1.C38" chart:class="chart:scatter">
            <chart:domain table:cell-range-address="Hoja1.B29:Hoja1.B38"/>
            <chart:regression-curve chart:style-name="ch7">
              <chart:equation chart:display-equation="true" chart:display-r-square="true" svg:x="2.284cm" svg:y="0.44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31">
                <text:p>0.6931</text:p>
                <draw:g>
                  <svg:desc>Hoja1.B29:Hoja1.B38</svg:desc>
                </draw:g>
              </table:table-cell>
              <table:table-cell office:value-type="float" office:value="-2.663843085">
                <text:p>-2.663843085</text:p>
                <draw:g>
                  <svg:desc>Hoja1.C29:Hoja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794">
                <text:p>2.0794</text:p>
              </table:table-cell>
              <table:table-cell office:value-type="float" office:value="-1.72326315">
                <text:p>-1.7232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979">
                <text:p>2.3979</text:p>
              </table:table-cell>
              <table:table-cell office:value-type="float" office:value="-1.202023115">
                <text:p>-1.202023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391">
                <text:p>2.6391</text:p>
              </table:table-cell>
              <table:table-cell office:value-type="float" office:value="-0.8216665151">
                <text:p>-0.8216665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391">
                <text:p>2.6391</text:p>
              </table:table-cell>
              <table:table-cell office:value-type="float" office:value="-0.5085953937">
                <text:p>-0.5085953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81">
                <text:p>2.7081</text:p>
              </table:table-cell>
              <table:table-cell office:value-type="float" office:value="-0.2303654447">
                <text:p>-0.2303654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726">
                <text:p>2.7726</text:p>
              </table:table-cell>
              <table:table-cell office:value-type="float" office:value="0.03292496191">
                <text:p>0.03292496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444">
                <text:p>2.9444</text:p>
              </table:table-cell>
              <table:table-cell office:value-type="float" office:value="0.2990329319">
                <text:p>0.2990329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45">
                <text:p>3.0445</text:p>
              </table:table-cell>
              <table:table-cell office:value-type="float" office:value="0.5939772167">
                <text:p>0.5939772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otted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plot-area chart:style-name="ch2" table:cell-range-address="Hoja1.B42:Hoja1.C48" svg:x="1.33cm" svg:y="0.18cm" svg:width="14.35cm" svg:height="7.665cm">
          <chartooo:coordinate-region svg:x="2.163cm" svg:y="0.379cm" svg:width="13.424cm" svg:height="7.267cm"/>
          <chart:axis chart:dimension="x" chart:name="primary-x" chart:style-name="ch3">
            <chart:title svg:x="7.919cm" svg:y="8.025cm" chart:style-name="ch4">
              <text:p>ln(TEF)</text:p>
            </chart:title>
          </chart:axis>
          <chart:axis chart:dimension="y" chart:name="primary-y" chart:style-name="ch3">
            <chart:title svg:x="0.451cm" svg:y="5.154cm" chart:style-name="ch5">
              <text:p>ln[ln(1/(1-RM))]</text:p>
            </chart:title>
          </chart:axis>
          <chart:series chart:style-name="ch6" chart:values-cell-range-address="Hoja1.C42:Hoja1.C48" chart:class="chart:scatter">
            <chart:domain table:cell-range-address="Hoja1.B42:Hoja1.B48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42:Hoja1.B48</svg:desc>
                </draw:g>
              </table:table-cell>
              <table:table-cell office:value-type="float" office:value="-2.3089">
                <text:p>-2.3089</text:p>
                <draw:g>
                  <svg:desc>Hoja1.C42:Hoja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">
                <text:p>0.693</text:p>
              </table:table-cell>
              <table:table-cell office:value-type="float" office:value="-1.3432">
                <text:p>-1.3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9">
                <text:p>1.099</text:p>
              </table:table-cell>
              <table:table-cell office:value-type="float" office:value="-0.7898">
                <text:p>-0.7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9">
                <text:p>2.079</text:p>
              </table:table-cell>
              <table:table-cell office:value-type="float" office:value="-0.3665">
                <text:p>-0.3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45">
                <text:p>3.045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6">
                <text:p>3.526</text:p>
              </table:table-cell>
              <table:table-cell office:value-type="float" office:value="0.3858">
                <text:p>0.3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38">
                <text:p>3.738</text:p>
              </table:table-cell>
              <table:table-cell office:value-type="float" office:value="0.8579">
                <text:p>0.8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